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orphans="2" fo:widows="2"/>
      <style:text-properties style:font-name-complex="Arial"/>
    </style:style>
    <style:style style:name="P2" style:family="paragraph" style:parent-style-name="Standard">
      <style:paragraph-properties fo:orphans="2" fo:widows="2"/>
      <style:text-properties fo:font-weight="bold" officeooo:rsid="002b6d9c" officeooo:paragraph-rsid="002b6d9c" style:font-weight-asian="bold" style:font-name-complex="Arial" style:font-weight-complex="bold"/>
    </style:style>
    <style:style style:name="P3" style:family="paragraph" style:parent-style-name="Standard">
      <style:paragraph-properties fo:orphans="2" fo:widows="2"/>
      <style:text-properties fo:font-weight="bold" officeooo:rsid="0035b278" officeooo:paragraph-rsid="0035b278" style:font-weight-asian="bold" style:font-name-complex="Arial" style:font-weight-complex="bold"/>
    </style:style>
    <style:style style:name="P4" style:family="paragraph" style:parent-style-name="Standard">
      <style:paragraph-properties fo:orphans="2" fo:widows="2"/>
      <style:text-properties fo:font-weight="bold" officeooo:rsid="0035b278" officeooo:paragraph-rsid="0036aa48" style:font-weight-asian="bold" style:font-name-complex="Arial" style:font-weight-complex="bold"/>
    </style:style>
    <style:style style:name="P5" style:family="paragraph" style:parent-style-name="Standard">
      <style:paragraph-properties fo:orphans="2" fo:widows="2"/>
      <style:text-properties fo:font-weight="normal" officeooo:rsid="002b6d9c" officeooo:paragraph-rsid="002b6d9c" style:font-weight-asian="normal" style:font-name-complex="Arial" style:font-weight-complex="normal"/>
    </style:style>
    <style:style style:name="P6" style:family="paragraph" style:parent-style-name="Standard">
      <style:paragraph-properties fo:orphans="2" fo:widows="2"/>
      <style:text-properties fo:font-weight="normal" officeooo:rsid="0035b278" officeooo:paragraph-rsid="0035b278" style:font-weight-asian="normal" style:font-name-complex="Arial" style:font-weight-complex="normal"/>
    </style:style>
    <style:style style:name="P7" style:family="paragraph" style:parent-style-name="Standard">
      <style:paragraph-properties fo:orphans="2" fo:widows="2"/>
      <style:text-properties fo:font-weight="normal" officeooo:rsid="0035b278" officeooo:paragraph-rsid="0036aa48" style:font-weight-asian="normal" style:font-name-complex="Arial" style:font-weight-complex="normal"/>
    </style:style>
    <style:style style:name="P8" style:family="paragraph" style:parent-style-name="Standard">
      <style:paragraph-properties fo:orphans="2" fo:widows="2"/>
      <style:text-properties fo:font-weight="normal" officeooo:rsid="0036aa48" officeooo:paragraph-rsid="0036aa48" style:font-weight-asian="normal" style:font-name-complex="Arial" style:font-weight-complex="normal"/>
    </style:style>
    <style:style style:name="P9" style:family="paragraph" style:parent-style-name="Standard">
      <style:paragraph-properties fo:orphans="2" fo:widows="2"/>
      <style:text-properties fo:font-weight="normal" officeooo:rsid="0036bb4e" officeooo:paragraph-rsid="0036bb4e" style:font-weight-asian="normal" style:font-name-complex="Arial" style:font-weight-complex="normal"/>
    </style:style>
    <style:style style:name="P10" style:family="paragraph" style:parent-style-name="Standard">
      <style:paragraph-properties fo:orphans="2" fo:widows="2"/>
      <style:text-properties fo:font-weight="normal" officeooo:rsid="0036f623" officeooo:paragraph-rsid="0036f623" style:font-weight-asian="normal" style:font-name-complex="Arial" style:font-weight-complex="normal"/>
    </style:style>
    <style:style style:name="P11" style:family="paragraph" style:parent-style-name="Standard">
      <style:paragraph-properties fo:orphans="2" fo:widows="2"/>
      <style:text-properties officeooo:paragraph-rsid="0036f623"/>
    </style:style>
    <style:style style:name="P12" style:family="paragraph" style:parent-style-name="Standard">
      <style:paragraph-properties fo:margin-top="0.21cm" fo:margin-bottom="0.21cm" loext:contextual-spacing="false" fo:line-height="100%" fo:orphans="2" fo:widows="2"/>
    </style:style>
    <style:style style:name="P13" style:family="paragraph" style:parent-style-name="Standard">
      <style:paragraph-properties fo:margin-top="0.21cm" fo:margin-bottom="0.21cm" loext:contextual-spacing="false" fo:line-height="100%" fo:orphans="2" fo:widows="2"/>
      <style:text-properties fo:font-weight="bold" officeooo:rsid="003c21c7" officeooo:paragraph-rsid="003c21c7" style:font-weight-asian="bold" style:font-weight-complex="bold"/>
    </style:style>
    <style:style style:name="P14" style:family="paragraph" style:parent-style-name="Horizontal_20_Line">
      <style:paragraph-properties fo:margin-top="0.499cm" fo:margin-bottom="0.21cm" loext:contextual-spacing="false"/>
      <style:text-properties fo:font-size="12pt" fo:font-weight="bold" style:font-size-asian="12pt" style:font-weight-asian="bold" style:font-size-complex="12pt" style:font-weight-complex="bold"/>
    </style:style>
    <style:style style:name="P15" style:family="paragraph" style:parent-style-name="Horizontal_20_Line">
      <style:paragraph-properties fo:margin-top="0.499cm" fo:margin-bottom="0.21cm" loext:contextual-spacing="false"/>
      <style:text-properties fo:font-size="12pt" fo:font-weight="bold" officeooo:rsid="0035b278" officeooo:paragraph-rsid="0035b278" style:font-size-asian="12pt" style:font-weight-asian="bold" style:font-size-complex="12pt" style:font-weight-complex="bold"/>
    </style:style>
    <style:style style:name="P16" style:family="paragraph" style:parent-style-name="Horizontal_20_Line">
      <style:paragraph-properties fo:margin-top="0.499cm" fo:margin-bottom="0.21cm" loext:contextual-spacing="false"/>
      <style:text-properties fo:font-size="12pt" fo:font-weight="bold" officeooo:rsid="00559444" officeooo:paragraph-rsid="00559444" style:font-size-asian="12pt" style:font-weight-asian="bold" style:font-size-complex="12pt" style:font-weight-complex="bold"/>
    </style:style>
    <style:style style:name="P17" style:family="paragraph" style:parent-style-name="Horizontal_20_Line">
      <style:paragraph-properties fo:margin-top="0.499cm" fo:margin-bottom="0.21cm" loext:contextual-spacing="false" fo:orphans="2" fo:widows="2"/>
      <style:text-properties fo:font-size="12pt" fo:font-weight="bold" officeooo:rsid="00385dc0" officeooo:paragraph-rsid="00385dc0" style:font-size-asian="12pt" style:font-weight-asian="bold" style:font-name-complex="Arial" style:font-size-complex="12pt" style:font-weight-complex="bold"/>
    </style:style>
    <style:style style:name="P18" style:family="paragraph" style:parent-style-name="Standard">
      <style:paragraph-properties fo:margin-top="0.21cm" fo:margin-bottom="0cm" loext:contextual-spacing="false" fo:line-height="100%" fo:orphans="2" fo:widows="2" style:writing-mode="lr-tb"/>
    </style:style>
    <style:style style:name="P19" style:family="paragraph" style:parent-style-name="Standard">
      <style:paragraph-properties fo:orphans="2" fo:widows="2"/>
      <style:text-properties fo:font-weight="bold" officeooo:paragraph-rsid="005bad46" style:font-weight-asian="bold" style:font-name-complex="Arial" style:font-weight-complex="bold"/>
    </style:style>
    <style:style style:name="P20" style:family="paragraph" style:parent-style-name="Text_20_body" style:list-style-name="L1" style:master-page-name="">
      <loext:graphic-properties draw:fill="none"/>
      <style:paragraph-properties fo:margin-left="0.499cm" fo:margin-right="0cm" fo:margin-top="0cm" fo:margin-bottom="0cm" loext:contextual-spacing="false" fo:line-height="150%" fo:orphans="0" fo:widows="0" fo:text-indent="-0.499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1"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8bc64" officeooo:paragraph-rsid="0028bc64"/>
    </style:style>
    <style:style style:name="P22"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36684b" officeooo:paragraph-rsid="0036684b"/>
    </style:style>
    <style:style style:name="P23"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51e9" officeooo:paragraph-rsid="002951e9"/>
    </style:style>
    <style:style style:name="P24"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74de" officeooo:paragraph-rsid="002974de"/>
    </style:style>
    <style:style style:name="P25"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6"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385dc0" officeooo:paragraph-rsid="00385dc0"/>
    </style:style>
    <style:style style:name="P27"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559444" officeooo:paragraph-rsid="00559444"/>
    </style:style>
    <style:style style:name="P28"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385dc0"/>
    </style:style>
    <style:style style:name="P29"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559444"/>
    </style:style>
    <style:style style:name="P30"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559444" officeooo:paragraph-rsid="00559444"/>
    </style:style>
    <style:style style:name="P31" style:family="paragraph" style:parent-style-name="Heading_20_1" style:master-page-name="Standard">
      <style:paragraph-properties fo:margin-top="0.21cm" fo:margin-bottom="0.21cm" loext:contextual-spacing="false" style:page-number="auto"/>
      <style:text-properties officeooo:rsid="00279da2" officeooo:paragraph-rsid="00279da2"/>
    </style:style>
    <style:style style:name="T1" style:family="text">
      <style:text-properties fo:font-weight="bold" style:font-weight-asian="bold" style:font-weight-complex="bold"/>
    </style:style>
    <style:style style:name="T2" style:family="text">
      <style:text-properties fo:font-weight="bold" officeooo:rsid="002b6d9c" style:font-weight-asian="bold" style:font-weight-complex="bold"/>
    </style:style>
    <style:style style:name="T3" style:family="text">
      <style:text-properties fo:font-weight="bold" officeooo:rsid="0046131b"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fo:font-weight="bold" officeooo:rsid="00279da2" style:font-weight-asian="bold" style:font-name-complex="Arial" style:font-weight-complex="bold"/>
    </style:style>
    <style:style style:name="T6" style:family="text">
      <style:text-properties style:font-name-complex="Arial"/>
    </style:style>
    <style:style style:name="T7" style:family="text">
      <style:text-properties officeooo:rsid="00279da2" style:font-name-complex="Arial"/>
    </style:style>
    <style:style style:name="T8" style:family="text">
      <style:text-properties fo:language="en" fo:country="US" fo:font-weight="bold" style:font-weight-asian="bold" style:font-name-complex="Arial" style:font-weight-complex="bold"/>
    </style:style>
    <style:style style:name="T9" style:family="text">
      <style:text-properties fo:language="en" fo:country="US" style:font-name-complex="Arial"/>
    </style:style>
    <style:style style:name="T10" style:family="text">
      <style:text-properties fo:language="en" fo:country="US" style:font-name-complex="Arial" style:font-weight-complex="bold"/>
    </style:style>
    <style:style style:name="T11" style:family="text">
      <style:text-properties fo:language="en" fo:country="US" fo:font-weight="normal" style:font-weight-asian="normal" style:font-name-complex="Ari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b6d9c" style:font-weight-asian="normal" style:font-weight-complex="normal"/>
    </style:style>
    <style:style style:name="T14" style:family="text">
      <style:text-properties fo:font-weight="normal" officeooo:rsid="00279da2" style:font-weight-asian="normal" style:font-name-complex="Arial" style:font-weight-complex="normal"/>
    </style:style>
    <style:style style:name="T15" style:family="text">
      <style:text-properties fo:font-weight="normal" officeooo:rsid="0036f623" style:font-weight-asian="normal" style:font-name-complex="Arial" style:font-weight-complex="normal"/>
    </style:style>
    <style:style style:name="T16" style:family="text">
      <style:text-properties fo:font-weight="normal" officeooo:rsid="00385dc0" style:font-weight-asian="normal" style:font-name-complex="Arial" style:font-weight-complex="normal"/>
    </style:style>
    <style:style style:name="T17" style:family="text">
      <style:text-properties fo:font-weight="normal" officeooo:rsid="0041fda0" style:font-weight-asian="normal" style:font-name-complex="Arial" style:font-weight-complex="normal"/>
    </style:style>
    <style:style style:name="T18" style:family="text">
      <style:text-properties fo:font-weight="normal" officeooo:rsid="0042bef4" style:font-weight-asian="normal" style:font-name-complex="Arial" style:font-weight-complex="normal"/>
    </style:style>
    <style:style style:name="T19" style:family="text">
      <style:text-properties fo:font-weight="normal" officeooo:rsid="004b65b1" style:font-weight-asian="normal" style:font-name-complex="Arial" style:font-weight-complex="normal"/>
    </style:style>
    <style:style style:name="T20" style:family="text">
      <style:text-properties officeooo:rsid="0028bc64"/>
    </style:style>
    <style:style style:name="T21" style:family="text">
      <style:text-properties officeooo:rsid="002951e9"/>
    </style:style>
    <style:style style:name="T22" style:family="text">
      <style:text-properties officeooo:rsid="002b6d9c"/>
    </style:style>
    <style:style style:name="T23" style:family="text">
      <style:text-properties officeooo:rsid="0036684b"/>
    </style:style>
    <style:style style:name="T24" style:family="text">
      <style:text-properties officeooo:rsid="0036aa48"/>
    </style:style>
    <style:style style:name="T25" style:family="text">
      <style:text-properties officeooo:rsid="0036bb4e"/>
    </style:style>
    <style:style style:name="T26" style:family="text">
      <style:text-properties officeooo:rsid="0036f623"/>
    </style:style>
    <style:style style:name="T27" style:family="text">
      <style:text-properties officeooo:rsid="0038b81e"/>
    </style:style>
    <style:style style:name="T28" style:family="text">
      <style:text-properties officeooo:rsid="003e2a1f"/>
    </style:style>
    <style:style style:name="T29" style:family="text">
      <style:text-properties officeooo:rsid="00437bb4"/>
    </style:style>
    <style:style style:name="T30" style:family="text">
      <style:text-properties officeooo:rsid="004a2489"/>
    </style:style>
    <style:style style:name="T31" style:family="text">
      <style:text-properties officeooo:rsid="004d355d"/>
    </style:style>
    <style:style style:name="T32" style:family="text">
      <style:text-properties officeooo:rsid="004f1468"/>
    </style:style>
    <style:style style:name="T33" style:family="text">
      <style:text-properties officeooo:rsid="004f8a3d"/>
    </style:style>
    <style:style style:name="T34" style:family="text">
      <style:text-properties officeooo:rsid="0050e09d"/>
    </style:style>
    <style:style style:name="T35" style:family="text">
      <style:text-properties officeooo:rsid="005271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Nikita<text:span text:style-name="T29"> Pigasov</text:span></text:h>
      <text:p text:style-name="P12"><text:span text:style-name="T8">E-mail<text:tab/><text:tab/><text:tab/><text:tab/></text:span><text:span text:style-name="T10">nktpgsv@gmail.com</text:span><text:span text:style-name="T9"> </text:span></text:p>
      <text:p text:style-name="P13"><text:span text:style-name="T9">Skype<text:tab/><text:tab/><text:tab/><text:tab/></text:span><text:span text:style-name="T11">lolinternet523</text:span></text:p>
      <text:p text:style-name="P12"><text:span text:style-name="T5">Date of birth</text:span><text:span text:style-name="T4"><text:tab/><text:tab/><text:tab/></text:span><text:span text:style-name="T17">05/15/</text:span><text:span text:style-name="T9">1990</text:span><text:span text:style-name="T6">, </text:span><text:span text:style-name="T7">26 years old</text:span></text:p>
      <text:p text:style-name="P12"><text:span text:style-name="T5">Marital status</text:span><text:span text:style-name="T4"><text:tab/><text:tab/><text:tab/></text:span><text:span text:style-name="T14">single</text:span></text:p>
      <text:p text:style-name="P18"><text:span text:style-name="T5">Location</text:span><text:span text:style-name="T4"><text:tab/><text:tab/><text:tab/></text:span><text:span text:style-name="T14">Russia, Saint-Petersburg</text:span><text:span text:style-name="T18">, </text:span><text:span text:style-name="T19">would like</text:span><text:span text:style-name="T18"> to relocate</text:span></text:p>
      <text:p text:style-name="P14">Summary</text:p>
      <text:list xml:id="list7290563740669751360" text:style-name="L1">
        <text:list-item>
          <text:p text:style-name="P20">Experienced user of both Windows and Linux. Linux has been my main home OS for a long time. I also have experience managing a Windows server.<text:span text:style-name="T26"> Have used OSX for a while too</text:span></text:p>
        </text:list-item>
        <text:list-item>
          <text:p text:style-name="P25">M<text:span text:style-name="T20">ain programming languages: C, C++, C#</text:span></text:p>
        </text:list-item>
        <text:list-item>
          <text:p text:style-name="P21"><text:span text:style-name="T31">Experienced with the Unity game engine</text:span>: was the only programmer for two games that are on Steam</text:p>
        </text:list-item>
        <text:list-item>
          <text:p text:style-name="P21">Have experience deploying games on Steam, iOS, PlayStore</text:p>
        </text:list-item>
        <text:list-item>
          <text:p text:style-name="P22">Proficient with git and svn CVS</text:p>
        </text:list-item>
        <text:list-item>
          <text:p text:style-name="P21">Have had some experience working with raw DirectX and OpenGL, wrote a 2<text:span text:style-name="T32">.5D</text:span> platformer prototype<text:span text:style-name="T32"> </text:span>on DirectX with another programmer</text:p>
        </text:list-item>
        <text:list-item>
          <text:p text:style-name="P23">Can use scripting languages: Python, bash. Always use them to automate stuff</text:p>
        </text:list-item>
        <text:list-item>
          <text:p text:style-name="P23">Have <text:span text:style-name="T33">some </text:span>experience <text:span text:style-name="T33">with </text:span>other OO languages: Delphi and Java. Also I am currently learning Erlang to understand the functional approach to programming</text:p>
        </text:list-item>
        <text:list-item>
          <text:p text:style-name="P21">Interested in network <text:span text:style-name="T21">and audio </text:span>programming, but never had the chance to get into <text:span text:style-name="T21">any of them</text:span> more seriously, <text:span text:style-name="T21">just have read books/articles and wrote some stuff for fun</text:span></text:p>
        </text:list-item>
        <text:list-item>
          <text:p text:style-name="P23">Good mathematical background, can use tools like mathcad and gnuplot</text:p>
        </text:list-item>
        <text:list-item>
          <text:p text:style-name="P24">Have <text:span text:style-name="T34">some </text:span>experience in competitive programming</text:p>
        </text:list-item>
        <text:list-item>
          <text:p text:style-name="P24">Try to keep up to date with new advances in programming and game development</text:p>
        </text:list-item>
        <text:list-item>
          <text:p text:style-name="P24"><text:span text:style-name="T22">Handle</text:span> other people's code<text:span text:style-name="T22"> well even if it is badly documented and dates back to the start of the 90s</text:span></text:p>
        </text:list-item>
        <text:list-item>
          <text:p text:style-name="P24">Have some minor web-development experience<text:span text:style-name="T30"> (HTML, PHP)</text:span></text:p>
        </text:list-item>
      </text:list>
      <text:p text:style-name="P14">Education</text:p>
      <text:p text:style-name="P1"><text:span text:style-name="T1">2012-2014, </text:span><text:span text:style-name="T3">M</text:span><text:span text:style-name="T2">aster's degree in Computational Science</text:span><text:span text:style-name="T3"> (not finished)</text:span><text:span text:style-name="T13">, joint between ITMO University and University of Amsterdam</text:span></text:p>
      <text:p text:style-name="P2">2007-2012, Bachelor's degree in Computer Science<text:span text:style-name="T12">, ITMO University</text:span></text:p>
      <text:p text:style-name="P5">Studied Computer Science at the Computer Technologies department<text:span text:style-name="T35">, that is famous for its students winning ACMs a bunch of times</text:span></text:p>
      <text:p text:style-name="P15">Work experience</text:p>
      <text:p text:style-name="P3">2016-2016, Oriplay games, Developer</text:p>
      <text:p text:style-name="P6">This was a part-time gig to get some money<text:span text:style-name="T28"> (I worked in evenings after working a full day at Lostwood)</text:span>. A small team was working on a hidden object game, when their only programmer left for <text:soft-page-break/>greener pastures. I was hired to finish his job.<text:span text:style-name="T23"> I had to do mostly polishing and bugfixes, but have also added several new features.</text:span></text:p>
      <text:p text:style-name="P6">Keywords: C++, Lua, <text:span text:style-name="T24">git, imagemagick</text:span></text:p>
      <text:p text:style-name="P3">2015-2016, <text:a xlink:type="simple" xlink:href="http://www.thelostwood.com/" text:style-name="Internet_20_link" text:visited-style-name="Visited_20_Internet_20_Link">Lostwood </text:a><text:a xlink:type="simple" xlink:href="http://www.thelostwood.com/" text:style-name="Internet_20_link" text:visited-style-name="Visited_20_Internet_20_Link"><text:span text:style-name="T25">G</text:span></text:a><text:a xlink:type="simple" xlink:href="http://www.thelostwood.com/" text:style-name="Internet_20_link" text:visited-style-name="Visited_20_Internet_20_Link">ames</text:a>, Developer</text:p>
      <text:p text:style-name="P6">During this time I was the main programmer on the game Leviathan: the Cargo (http://store.steampowered.com/app/411130/). I was also responsible for managing our <text:span text:style-name="T24">svn</text:span> server.</text:p>
      <text:p text:style-name="P6"><text:span text:style-name="T24">K</text:span>eywords: Unity 5, C#, Steam<text:span text:style-name="T24">, svn</text:span></text:p>
      <text:p text:style-name="P4">201<text:span text:style-name="T24">4</text:span>-201<text:span text:style-name="T24">5</text:span>, <text:a xlink:type="simple" xlink:href="http://www.en.nita.ru/" text:style-name="Internet_20_link" text:visited-style-name="Visited_20_Internet_20_Link"><text:span text:style-name="T24">NITA</text:span></text:a>, Developer</text:p>
      <text:p text:style-name="P8">I was a software developer working on a part of an air traffic control solution, that was responsible for recording, playback and export of different kinds of information that was important for ATC (voice communications between flight operators and pilots, camera feeds, flight schedules and something else). My main job was to support and improve the module that worked with audio information.</text:p>
      <text:p text:style-name="P7"><text:span text:style-name="T24">K</text:span>eywords: <text:span text:style-name="T24">C++, Python, bash, git, Qt, boost, DSP, libsnd, libvorbis, ffmpeg</text:span></text:p>
      <text:p text:style-name="P19">2011-2013<text:span text:style-name="T25">, </text:span><text:a xlink:type="simple" xlink:href="http://www.thelostwood.com/" text:style-name="Internet_20_link" text:visited-style-name="Visited_20_Internet_20_Link"><text:span text:style-name="T25">Lostwood </text:span></text:a><text:a xlink:type="simple" xlink:href="http://www.thelostwood.com/" text:style-name="Internet_20_link" text:visited-style-name="Visited_20_Internet_20_Link"><text:span text:style-name="T25">G</text:span></text:a><text:a xlink:type="simple" xlink:href="http://www.thelostwood.com/" text:style-name="Internet_20_link" text:visited-style-name="Visited_20_Internet_20_Link"><text:span text:style-name="T25">ames</text:span></text:a><text:span text:style-name="T25">, Developer</text:span></text:p>
      <text:p text:style-name="P9">This was my first time working full-time as a developer. At first I worked<text:span text:style-name="T26"> several months</text:span> part-time while <text:span text:style-name="T26">also </text:span>working <text:span text:style-name="T26">as a blacksmith apprentice</text:span>, then I moved to full-time.</text:p>
      <text:p text:style-name="P10">I worked on two projects there. The first one was a prototype of a 2.5D platformer with RPG elements and destructible environment, I was the junior developer in a team of two. The prototype was dropped, then we made a switch to Unity, and I worked on Leviathan: the Last Day of the Decade (http://store.steampowered.com/app/328270/). Most of the time I was the only developer working on the game.</text:p>
      <text:p text:style-name="P11"><text:span text:style-name="T15">Keywords: C++, DirectX, Lua, tinyxml, Unity, C#, svn, iOS, </text:span><text:span text:style-name="T16">Steam, php</text:span></text:p>
      <text:p text:style-name="P17">Languages</text:p>
      <text:list xml:id="list3729919493519" text:continue-numbering="true" text:style-name="L1">
        <text:list-item>
          <text:p text:style-name="P26">Russian - native proficiency</text:p>
        </text:list-item>
        <text:list-item>
          <text:p text:style-name="P28">English - fluent (got 118/120 on TOEFL in 2013)</text:p>
        </text:list-item>
        <text:list-item>
          <text:p text:style-name="P29">German - <text:span text:style-name="T27">B1 level I think. Can read and write with a vocabulary, but haven't had any listening/speaking practice during the last few years</text:span></text:p>
        </text:list-item>
      </text:list>
      <text:p text:style-name="P16">Personal interests</text:p>
      <text:list xml:id="list3731257443417" text:continue-numbering="true" text:style-name="L1">
        <text:list-item>
          <text:p text:style-name="P27">Competitve video games. I play Street Fighter competitively and participate in our community's life. I have helped to organise / organised myself a bunch of tournaments, also am highly praised for my commentary on tournament streams</text:p>
        </text:list-item>
        <text:list-item>
          <text:p text:style-name="P30">Music. I play piano, bass guitar (have played in a stoner rock band). Last year I've also been singing in a cho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0" fo:widows="0" style:text-autospace="none" style:writing-mode="lr-tb"/>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with-next="always"/>
      <style:text-properties fo:font-size="14pt" fo:language="ru" fo:country="RU"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847cm" fo:margin-bottom="0cm" loext:contextual-spacing="false" fo:text-align="justify" style:justify-single-word="false" fo:keep-with-next="always"/>
      <style:text-properties fo:font-size="12pt" fo:language="ru" fo:country="RU" fo:font-weight="bold" style:font-size-asian="12pt" style:font-weight-asian="bold" style:font-name-complex="Arial" style:font-family-complex="Arial" style:font-family-generic-complex="swiss"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orphans="2" fo:widows="2" fo:keep-with-next="always"/>
      <style:text-properties style:font-name="Arial" fo:font-family="Arial" style:font-family-generic="swiss" style:font-pitch="variable" fo:font-size="12pt" fo:language="en" fo:country="US"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orphans="2" fo:widows="2" fo:keep-with-next="always"/>
      <style:text-properties style:font-name="Arial" fo:font-family="Arial" style:font-family-generic="swiss" style:font-pitch="variable" fo:language="ru" fo:country="RU"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mment_20_Text" style:display-name="Comment Text" style:family="paragraph" style:parent-style-name="Standard"/>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8Num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7-11T08:00:00</meta:creation-date>
    <dc:date>2016-08-09T00:37:29.835045269</dc:date>
    <meta:print-date>2015-05-20T01:31:00</meta:print-date>
    <meta:editing-cycles>172</meta:editing-cycles>
    <meta:editing-duration>PT9H51M51S</meta:editing-duration>
    <meta:generator>LibreOffice/5.2.0.4$Linux_X86_64 LibreOffice_project/20m0$Build-4</meta:generator>
    <meta:document-statistic meta:table-count="0" meta:image-count="0" meta:object-count="0" meta:page-count="2" meta:paragraph-count="46" meta:word-count="690" meta:character-count="4205" meta:non-whitespace-character-count="3567"/>
  </office:meta>
</office:document-meta>
</file>